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ddArgumentResolvers( List &lt; HandlerMethodArgumentResolver &gt; argumentResolv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onfigureMessageConverters( List &lt; MessageConverter &gt; messageConvert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ureClientOutboundChannel( ChannelRegistration regist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onfigureMessageBroker( MessageBrokerRegistry regis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onfigureClientInboundChannel( ChannelRegistration regist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egisterStompEndpoints( StompEndpointRegistry regis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onfigureWebSocketTransport( WebSocketTransportRegistration regis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ddReturnValueHandlers( List &lt; HandlerMethodReturnValueHandler &gt; returnValueHandl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